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Garr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ls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ir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ra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8T17:59:21.091711609</meta:creation-date>
    <dc:date>2023-05-28T18:02:39.248373280</dc:date>
    <meta:editing-duration>PT3M18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